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5.551cm" fo:min-width="13.726cm"/>
    </style:style>
    <style:style style:name="gr2" style:family="graphic" style:parent-style-name="standard">
      <style:graphic-properties draw:textarea-horizontal-align="justify" draw:textarea-vertical-align="middle" draw:auto-grow-height="false" fo:min-height="1.318cm" fo:min-width="12.8cm"/>
    </style:style>
    <style:style style:name="gr3" style:family="graphic" style:parent-style-name="standard">
      <style:graphic-properties draw:textarea-horizontal-align="justify" draw:textarea-vertical-align="middle" draw:auto-grow-height="false" fo:min-height="0.775cm" fo:min-width="4.983cm"/>
    </style:style>
    <style:style style:name="gr4" style:family="graphic" style:parent-style-name="standard">
      <style:graphic-properties draw:textarea-horizontal-align="justify" draw:textarea-vertical-align="middle" draw:auto-grow-height="false" fo:min-height="0.628cm" fo:min-width="5.033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.699cm" fo:min-width="2.049cm"/>
    </style:style>
    <style:style style:name="gr6" style:family="graphic" style:parent-style-name="standard">
      <style:graphic-properties draw:textarea-horizontal-align="justify" draw:textarea-vertical-align="middle" draw:auto-grow-height="false" fo:min-height="0.489cm" fo:min-width="2.369cm"/>
    </style:style>
    <style:style style:name="gr7" style:family="graphic" style:parent-style-name="standard">
      <style:graphic-properties draw:textarea-horizontal-align="justify" draw:textarea-vertical-align="middle" draw:auto-grow-height="false" fo:min-height="0.535cm" fo:min-width="4.694cm"/>
    </style:style>
    <style:style style:name="gr8" style:family="graphic" style:parent-style-name="standard">
      <style:graphic-properties draw:textarea-vertical-align="middle" draw:auto-grow-height="false" fo:min-height="0.002cm" fo:min-width="0.086cm"/>
    </style:style>
    <style:style style:name="gr9" style:family="graphic" style:parent-style-name="standard">
      <style:graphic-properties draw:stroke="none" svg:stroke-color="#000000" draw:fill="none" draw:fill-color="#ffffff" fo:min-height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127cm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2.128cm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1.27cm" fo:min-width="0.971cm"/>
    </style:style>
    <style:style style:name="gr13" style:family="graphic" style:parent-style-name="standard">
      <style:graphic-properties draw:textarea-horizontal-align="justify" draw:textarea-vertical-align="middle" draw:auto-grow-height="false" fo:min-height="0.535cm" fo:min-width="1.785cm"/>
    </style:style>
    <style:style style:name="gr14" style:family="graphic" style:parent-style-name="standard">
      <style:graphic-properties draw:textarea-horizontal-align="justify" draw:textarea-vertical-align="middle" draw:auto-grow-height="false" fo:min-height="0.514cm" fo:min-width="1.91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14cm"/>
    </style:style>
    <style:style style:name="gr17" style:family="graphic" style:parent-style-name="standard">
      <style:graphic-properties draw:stroke="none" svg:stroke-color="#000000" draw:fill="none" draw:fill-color="#ffffff" fo:min-height="0.633cm"/>
    </style:style>
    <style:style style:name="gr18" style:family="graphic" style:parent-style-name="standard">
      <style:graphic-properties draw:textarea-horizontal-align="justify" draw:textarea-vertical-align="middle" draw:auto-grow-height="false" fo:min-height="0.646cm" fo:min-width="3.198cm"/>
    </style:style>
    <style:style style:name="gr19" style:family="graphic" style:parent-style-name="standard">
      <style:graphic-properties draw:stroke="solid" svg:stroke-color="#000000" draw:fill="none" draw:fill-color="#ffffff" fo:min-height="0.921cm"/>
    </style:style>
    <style:style style:name="gr20" style:family="graphic" style:parent-style-name="standard">
      <style:graphic-properties draw:stroke="dash" draw:stroke-dash="_32__20_Dots_20_1_20_Dash" svg:stroke-color="#000000" draw:fill="none" draw:fill-color="#ffffff" fo:min-height="0.921cm"/>
    </style:style>
    <style:style style:name="gr21" style:family="graphic" style:parent-style-name="standard">
      <style:graphic-properties draw:stroke="solid" svg:stroke-color="#000000" draw:fill="none" draw:fill-color="#ffffff" fo:min-height="0.94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16cm"/>
    </style:style>
    <style:style style:name="gr23" style:family="graphic" style:parent-style-name="standard">
      <style:graphic-properties draw:textarea-horizontal-align="justify" draw:textarea-vertical-align="middle" draw:auto-grow-height="false" fo:min-height="0.981cm" fo:min-width="5.645cm"/>
    </style:style>
    <style:style style:name="gr24" style:family="graphic" style:parent-style-name="standard">
      <style:graphic-properties draw:stroke="none" svg:stroke-color="#000000" draw:fill="solid" draw:fill-color="#729fcf" fo:min-height="0.77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81cm" fo:min-width="4.656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0.483cm" fo:min-width="5.89cm"/>
    </style:style>
    <style:style style:name="gr28" style:family="graphic" style:parent-style-name="standard">
      <style:graphic-properties draw:fill-color="#579d1c" draw:textarea-horizontal-align="justify" draw:textarea-vertical-align="middle" draw:auto-grow-height="false" fo:min-height="0.67cm" fo:min-width="6.7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entium Bas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950e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7pt" style:font-size-asian="17pt" style:font-size-complex="17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729fcf"/>
      <style:text-properties fo:font-size="15pt" style:font-size-asian="15pt" style:font-size-complex="15pt"/>
    </style:style>
    <style:style style:name="P12" style:family="paragraph">
      <loext:graphic-properties draw:fill-color="#ffff99"/>
      <style:paragraph-properties fo:text-align="center"/>
    </style:style>
    <style:style style:name="P13" style:family="paragraph">
      <loext:graphic-properties draw:fill-color="#579d1c"/>
      <style:paragraph-properties fo:text-align="center"/>
    </style:style>
    <style:style style:name="T1" style:family="text">
      <style:text-properties style:font-name="Gentium Bas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style:text-position="sub 58%"/>
    </style:style>
    <style:style style:name="T8" style:family="text">
      <style:text-properties style:text-position="-33% 58%"/>
    </style:style>
    <style:style style:name="T9" style:family="text">
      <style:text-properties style:text-position="sub 58%" fo:font-size="15pt" style:font-size-asian="15pt" style:font-size-complex="15pt"/>
    </style:style>
    <style:style style:name="T10" style:family="text">
      <style:text-properties style:font-name="Liberation Sans4" style:font-name-asian="Liberation Sans4" style:font-name-complex="Liberation Sans4"/>
    </style:style>
    <style:style style:name="T11" style:family="text">
      <style:text-properties style:text-position="sub 58%" style:font-name="Liberation Sans4" style:font-name-asian="Liberation Sans4" style:font-name-complex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6cm" svg:height="25.8cm" svg:x="1.2cm" svg:y="2.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10" draw:id="id10" draw:layer="layout" svg:width="13.3cm" svg:height="1.568cm" svg:x="3.9cm" svg:y="2.892cm">
          <text:p text:style-name="P2"><text:span text:style-name="T1">ARx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5.483cm" svg:height="1.025cm" svg:x="7.587cm" svg:y="12.109cm">
          <text:p text:style-name="P2"><text:span text:style-name="T2">OSW con T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6.879cm" svg:height="1.09cm" svg:x="7.591cm" svg:y="17.261cm">
          <text:p text:style-name="P2"><text:span text:style-name="T2">Tabla de Ajust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5" xml:id="id8" draw:id="id8" draw:layer="layout" svg:width="2.548cm" svg:height="2.724cm" svg:x="5.652cm" svg:y="8.3cm">
          <text:p text:style-name="P2"><text:span text:style-name="T3">NORAD</text:span></text:p>
          <draw:enhanced-geometry svg:viewBox="0 0 88 21600" draw:glue-points="44 ?f6 44 0 0 10800 44 21600 88 10800" draw:text-areas="0 ?f6 88 ?f3" draw:type="can" draw:modifiers="4101.265822784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2.868cm" svg:height="1.6cm" svg:x="5.132cm" svg:y="1.2cm">
          <text:p text:style-name="P2">CDM</text:p>
          <draw:enhanced-geometry svg:viewBox="0 0 21600 21600" draw:text-areas="0 0 21600 ?f0" draw:type="down-arrow-callout" draw:modifiers="13235.2279825109 4912.4648547329 15650.2186133666 8469.850121993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2" draw:layer="layout" svg:width="5.194cm" svg:height="0.785cm" svg:x="9.8cm" svg:y="1.115cm">
          <text:p text:style-name="P2">Mensaj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0.892cm" svg:height="0.616cm" draw:transform="rotate (-1.54496545386538) translate (12.073cm 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6" draw:layer="layout" svg:width="4.41cm" svg:height="0.882cm" svg:x="12.579cm" svg:y="1.852cm">
          <draw:text-box>
            <text:p><text:span text:style-name="T4">Carga Manual</text:span></text:p>
          </draw:text-box>
        </draw:frame>
        <draw:custom-shape draw:style-name="gr10" draw:text-style-name="P2" xml:id="id7" draw:id="id7" draw:layer="layout" svg:width="3.723cm" svg:height="1.907cm" svg:x="5.077cm" svg:y="5.393cm">
          <text:p text:style-name="P2">Desech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2" xml:id="id5" draw:id="id5" draw:layer="layout" svg:width="3.724cm" svg:height="1.907cm" svg:x="12.7cm" svg:y="5.4cm">
          <text:p text:style-name="P2">Misió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7" xml:id="id6" draw:id="id6" draw:layer="layout" svg:width="2.941cm" svg:height="3.039cm" svg:x="13.4cm" svg:y="8.161cm">
          <text:p text:style-name="P2"><text:span text:style-name="T5">Dinámica</text:span></text:p>
          <text:p text:style-name="P2"><text:span text:style-name="T5">Orbit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8" xml:id="id4" draw:id="id4" draw:layer="layout" svg:width="4.077cm" svg:height="1.399cm" svg:x="11.623cm" svg:y="14.801cm">
          <text:p text:style-name="P2"><text:span text:style-name="T4">Ma. Cov</text:span></text:p>
          <text:p text:style-name="P2"><text:span text:style-name="T4">Misión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8" xml:id="id2" draw:id="id2" draw:layer="layout" svg:width="4.312cm" svg:height="1.362cm" svg:x="5.418cm" svg:y="14.793cm">
          <text:p text:style-name="P2"><text:span text:style-name="T4">Ma. Cov</text:span></text:p>
          <text:p text:style-name="P2"><text:span text:style-name="T4">Desecho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1" draw:layer="layout" svg:x1="10.329cm" svg:y1="13.134cm" svg:x2="7.574cm" svg:y2="14.793cm" draw:start-shape="id1" draw:start-glue-point="6" draw:end-shape="id2" draw:end-glue-point="7" svg:d="M10329 13134v830h-2755v829" svg:viewBox="0 0 2756 1660">
          <text:p/>
        </draw:connector>
        <draw:connector draw:style-name="gr15" draw:text-style-name="P1" draw:layer="layout" svg:x1="7.574cm" svg:y1="16.155cm" svg:x2="11.03cm" svg:y2="17.261cm" draw:start-shape="id2" draw:start-glue-point="5" draw:end-shape="id3" svg:d="M7574 16155v554h3456v552" svg:viewBox="0 0 3457 1107">
          <text:p/>
        </draw:connector>
        <draw:connector draw:style-name="gr15" draw:text-style-name="P1" draw:layer="layout" svg:x1="13.662cm" svg:y1="16.2cm" svg:x2="11.03cm" svg:y2="17.261cm" draw:start-shape="id4" draw:start-glue-point="5" draw:end-shape="id3" draw:end-glue-point="0" svg:d="M13662 16200v531h-2632v530" svg:viewBox="0 0 2633 1062">
          <text:p/>
        </draw:connector>
        <draw:connector draw:style-name="gr15" draw:text-style-name="P1" draw:layer="layout" svg:x1="14.562cm" svg:y1="7.307cm" svg:x2="14.871cm" svg:y2="8.161cm" draw:start-shape="id5" draw:start-glue-point="8" draw:end-shape="id6" draw:end-glue-point="4" svg:d="M14562 7307v427h309v427" svg:viewBox="0 0 310 855">
          <text:p/>
        </draw:connector>
        <draw:connector draw:style-name="gr15" draw:text-style-name="P1" draw:layer="layout" svg:x1="6.939cm" svg:y1="7.3cm" svg:x2="6.926cm" svg:y2="8.3cm" draw:start-shape="id7" draw:start-glue-point="8" draw:end-shape="id8" draw:end-glue-point="5" svg:d="M6939 7300v500h-13v500" svg:viewBox="0 0 14 1001">
          <text:p/>
        </draw:connector>
        <draw:connector draw:style-name="gr15" draw:text-style-name="P1" draw:layer="layout" svg:x1="10.329cm" svg:y1="13.134cm" svg:x2="13.662cm" svg:y2="14.801cm" draw:start-shape="id1" draw:start-glue-point="6" draw:end-shape="id4" draw:end-glue-point="7" svg:d="M10329 13134v833h3333v834" svg:viewBox="0 0 3334 1668">
          <text:p/>
        </draw:connector>
        <draw:connector draw:style-name="gr15" draw:text-style-name="P1" xml:id="id13" draw:id="id13" draw:layer="layout" svg:x1="14.871cm" svg:y1="11.2cm" svg:x2="13.661cm" svg:y2="14.801cm" draw:start-shape="id6" draw:start-glue-point="6" draw:end-shape="id4" svg:d="M14871 11200v1800h-1210v1801" svg:viewBox="0 0 1211 3602">
          <text:p/>
        </draw:connector>
        <draw:connector draw:style-name="gr15" draw:text-style-name="P1" draw:layer="layout" svg:x1="6.926cm" svg:y1="11.024cm" svg:x2="10.329cm" svg:y2="12.109cm" draw:start-shape="id8" draw:start-glue-point="7" draw:end-shape="id1" draw:end-glue-point="4" svg:d="M6926 11024v543h3403v542" svg:viewBox="0 0 3404 1086">
          <text:p/>
        </draw:connector>
        <draw:frame draw:style-name="gr16" draw:text-style-name="P6" draw:layer="layout" svg:width="1.487cm" svg:height="0.864cm" svg:x="12.113cm" svg:y="8.736cm">
          <draw:text-box>
            <text:p><text:span text:style-name="T4">NO</text:span></text:p>
          </draw:text-box>
        </draw:frame>
        <draw:frame draw:style-name="gr17" draw:text-style-name="P6" draw:layer="layout" svg:width="1.078cm" svg:height="0.883cm" svg:x="13.622cm" svg:y="10.917cm">
          <draw:text-box>
            <text:p><text:span text:style-name="T4">SI</text:span></text:p>
          </draw:text-box>
        </draw:frame>
        <draw:custom-shape draw:style-name="gr18" draw:text-style-name="P9" xml:id="id9" draw:id="id9" draw:layer="layout" svg:width="6.6cm" svg:height="1.6cm" svg:x="7.7cm" svg:y="19.1cm">
          <text:p text:style-name="P2"><text:span text:style-name="T6">Matriz</text:span></text:p>
          <text:p text:style-name="P2"><text:span text:style-name="T6"><text:s/></text:span><text:span text:style-name="T6">Combinada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0" xml:id="id12" draw:id="id12" draw:layer="layout" svg:width="3.455cm" svg:height="1.171cm" svg:x="4.545cm" svg:y="20.5cm">
          <draw:text-box>
            <text:p>r<text:span text:style-name="T7">d(tca)</text:span>, v<text:span text:style-name="T7">d(tca)</text:span></text:p>
          </draw:text-box>
        </draw:frame>
        <draw:frame draw:style-name="gr20" draw:text-style-name="P10" xml:id="id11" draw:id="id11" draw:layer="layout" svg:width="3.3cm" svg:height="1.171cm" svg:x="4.6cm" svg:y="19.114cm">
          <draw:text-box>
            <text:p>r<text:span text:style-name="T7">s(tca)</text:span>, v<text:span text:style-name="T8">s(</text:span><text:span text:style-name="T7">tca)</text:span></text:p>
          </draw:text-box>
        </draw:frame>
        <draw:frame draw:style-name="gr21" draw:text-style-name="P10" xml:id="id14" draw:id="id14" draw:layer="layout" svg:width="3.3cm" svg:height="1.191cm" svg:x="14.3cm" svg:y="20.409cm">
          <draw:text-box>
            <text:p>r<text:span text:style-name="T7">s(tca)</text:span>, v<text:span text:style-name="T8">s(</text:span><text:span text:style-name="T7">tca)</text:span></text:p>
          </draw:text-box>
        </draw:frame>
        <draw:custom-shape draw:style-name="gr22" draw:text-style-name="P1" xml:id="id18" draw:id="id18" draw:layer="layout" svg:width="2.352cm" svg:height="1.274cm" svg:x="4.4cm" svg:y="24.4cm">
          <text:p text:style-name="P2">R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" draw:layer="layout" svg:x1="11.03cm" svg:y1="18.351cm" svg:x2="11cm" svg:y2="19.1cm" draw:start-shape="id3" draw:start-glue-point="2" draw:end-shape="id9" draw:end-glue-point="7" svg:d="M11030 18351v375h-30v374" svg:viewBox="0 0 31 750">
          <text:p/>
        </draw:connector>
        <draw:custom-shape draw:style-name="gr23" draw:text-style-name="P8" xml:id="id16" draw:id="id16" draw:layer="layout" svg:width="6.277cm" svg:height="1.363cm" svg:x="7.887cm" svg:y="23.272cm">
          <text:p text:style-name="P2"><text:span text:style-name="T4">Plano de</text:span></text:p>
          <text:p text:style-name="P2"><text:span text:style-name="T4">Encuentro (x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0.55cm" svg:y1="4.46cm" svg:x2="6.939cm" svg:y2="5.393cm" draw:start-shape="id10" draw:start-glue-point="6" draw:end-shape="id7" draw:end-glue-point="4" svg:d="M10550 4460v467h-3611v466" svg:viewBox="0 0 3612 934">
          <text:p/>
        </draw:connector>
        <draw:connector draw:style-name="gr15" draw:text-style-name="P1" draw:layer="layout" svg:x1="10.55cm" svg:y1="4.46cm" svg:x2="14.562cm" svg:y2="5.4cm" draw:start-shape="id10" draw:start-glue-point="6" draw:end-shape="id5" draw:end-glue-point="4" svg:d="M10550 4460v470h4012v470" svg:viewBox="0 0 4013 941">
          <text:p/>
        </draw:connector>
        <draw:g xml:id="id15" draw:id="id15">
          <draw:frame draw:style-name="gr24" draw:text-style-name="P11" draw:layer="layout" svg:width="1.918cm" svg:height="1.022cm" svg:x="8.828cm" svg:y="21.694cm">
            <draw:text-box>
              <text:p><text:span text:style-name="T3">Dr</text:span><text:span text:style-name="T9">RSW</text:span></text:p>
            </draw:text-box>
          </draw:frame>
          <draw:frame draw:style-name="gr24" draw:text-style-name="P11" draw:layer="layout" svg:width="2.067cm" svg:height="1.022cm" svg:x="11.506cm" svg:y="21.689cm">
            <draw:text-box>
              <text:p><text:span text:style-name="T3">Dv</text:span><text:span text:style-name="T9">RSW</text:span></text:p>
            </draw:text-box>
          </draw:frame>
          <draw:custom-shape draw:style-name="gr25" draw:text-style-name="P1" draw:layer="layout" svg:width="5.288cm" svg:height="1.363cm" svg:x="8.6cm" svg:y="21.5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1" draw:layer="layout" draw:line-skew="0.001cm" svg:x1="5.652cm" svg:y1="9.662cm" svg:x2="4.6cm" svg:y2="19.699cm" draw:start-shape="id8" draw:start-glue-point="6" draw:end-shape="id11" draw:end-glue-point="3" svg:d="M5652 9662h-1552v10037h500" svg:viewBox="0 0 1553 10038">
          <text:p/>
        </draw:connector>
        <draw:connector draw:style-name="gr15" draw:text-style-name="P1" draw:layer="layout" draw:line-skew="-0.317cm" svg:x1="5.652cm" svg:y1="9.662cm" svg:x2="4.545cm" svg:y2="21.085cm" draw:start-shape="id8" draw:start-glue-point="6" draw:end-shape="id12" draw:end-glue-point="3" svg:d="M5652 9662h-1925v11423h818" svg:viewBox="0 0 1926 11424">
          <text:p/>
        </draw:connector>
        <draw:connector draw:style-name="gr15" draw:text-style-name="P1" draw:layer="layout" draw:line-skew="-4.643cm" svg:x1="14.195cm" svg:y1="12.97cm" svg:x2="15.95cm" svg:y2="20.409cm" draw:start-shape="id13" draw:start-glue-point="0" draw:end-shape="id14" svg:d="M14195 12970v-8h1755v7447" svg:viewBox="0 0 1756 7448">
          <text:p/>
        </draw:connector>
        <draw:custom-shape draw:style-name="gr27" draw:text-style-name="P12" xml:id="id17" draw:id="id17" draw:layer="layout" svg:width="6.39cm" svg:height="0.733cm" svg:x="7.874cm" svg:y="25.372cm">
          <text:p text:style-name="P2"><text:span text:style-name="T10">µ</text:span><text:span text:style-name="T7">x</text:span>,<text:span text:style-name="T10">μ</text:span><text:span text:style-name="T7">y</text:span>,<text:span text:style-name="T10">σ</text:span><text:span text:style-name="T7">x</text:span>,<text:span text:style-name="T10">σ</text:span><text:span text:style-name="T11">y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6.272cm" svg:y1="21.671cm" svg:x2="8.6cm" svg:y2="22.218cm" draw:start-shape="id12" draw:start-glue-point="2" draw:end-shape="id15" draw:end-glue-point="3" svg:d="M6272 21671v547h2328" svg:viewBox="0 0 2329 548">
          <text:p/>
        </draw:connector>
        <draw:connector draw:style-name="gr15" draw:text-style-name="P1" draw:layer="layout" svg:x1="15.95cm" svg:y1="21.6cm" svg:x2="13.888cm" svg:y2="22.218cm" draw:start-shape="id14" draw:start-glue-point="2" draw:end-shape="id15" svg:d="M15950 21600v618h-2062" svg:viewBox="0 0 2063 619">
          <text:p/>
        </draw:connector>
        <draw:connector draw:style-name="gr15" draw:text-style-name="P1" draw:layer="layout" svg:x1="11cm" svg:y1="20.7cm" svg:x2="11.025cm" svg:y2="23.272cm" draw:start-shape="id9" draw:start-glue-point="5" draw:end-shape="id16" draw:end-glue-point="0" svg:d="M11000 20700v1286h25v1286" svg:viewBox="0 0 26 2573">
          <text:p/>
        </draw:connector>
        <draw:custom-shape draw:style-name="gr28" draw:text-style-name="P13" xml:id="id19" draw:id="id19" draw:layer="layout" svg:width="10.3cm" svg:height="1.3cm" svg:x="5.935cm" svg:y="26.965cm">
          <text:p text:style-name="P2">P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1.025cm" svg:y1="24.635cm" svg:x2="11.069cm" svg:y2="25.372cm" draw:start-shape="id16" draw:start-glue-point="2" draw:end-shape="id17" draw:end-glue-point="0" svg:d="M11025 24635v368h44v369" svg:viewBox="0 0 45 738">
          <text:p/>
        </draw:connector>
        <draw:connector draw:style-name="gr15" draw:text-style-name="P1" draw:layer="layout" svg:x1="5.576cm" svg:y1="25.674cm" svg:x2="7.443cm" svg:y2="27.155cm" draw:start-shape="id18" draw:start-glue-point="8" draw:end-shape="id19" draw:end-glue-point="5" svg:d="M5576 25674v646h1867v835" svg:viewBox="0 0 1868 1482">
          <text:p/>
        </draw:connector>
        <draw:connector draw:style-name="gr15" draw:text-style-name="P1" draw:layer="layout" svg:x1="11.069cm" svg:y1="26.105cm" svg:x2="11.085cm" svg:y2="26.965cm" draw:start-shape="id17" draw:start-glue-point="2" draw:end-shape="id19" draw:end-glue-point="4" svg:d="M11069 26105v475h16v385" svg:viewBox="0 0 17 861">
          <text:p/>
        </draw:connector>
        <draw:line draw:style-name="gr15" draw:text-style-name="P1" draw:layer="layout" svg:x1="13.4cm" svg:y1="9.7cm" svg:x2="8.1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25:17.546620062</meta:creation-date>
    <dc:date>2017-08-14T10:30:05.397279832</dc:date>
    <meta:editing-duration>PT3H21M9S</meta:editing-duration>
    <meta:editing-cycles>46</meta:editing-cycles>
    <meta:generator>LibreOffice/5.1.1.2$Linux_X86_64 LibreOffice_project/10m0$Build-2</meta:generator>
    <meta:document-statistic meta:object-count="49"/>
  </office:meta>
</office:document-meta>
</file>